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3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9e1e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style:font-name-asian="Consolas" style:font-name-complex="Consolas"/>
    </style:style>
    <style:style style:name="ce7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Consolas" fo:language="none" fo:country="none" style:text-underline-style="none" style:font-name-asian="Consolas" style:language-asian="none" style:country-asian="none" style:font-name-complex="Consolas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style:font-name-asian="Consolas" style:font-name-complex="Consolas"/>
    </style:style>
    <style:style style:name="T1" style:family="text">
      <style:text-properties fo:font-size="10pt" style:font-size-asian="10pt" style:font-size-complex="10pt" fo:color="#7f0055" fo:font-weight="bold" style:font-weight-asian="bold" style:font-weight-complex="bold" style:font-name-asian="Consolas" style:font-name-complex="Consolas"/>
    </style:style>
    <style:style style:name="T2" style:family="text">
      <style:text-properties fo:font-size="10pt" style:font-size-asian="10pt" style:font-size-complex="10pt" style:font-name-asian="Consolas" style:font-name-complex="Consolas" fo:color="#000000"/>
    </style:style>
    <style:style style:name="T3" style:family="text">
      <style:text-properties fo:font-size="10pt" style:font-size-asian="10pt" style:font-size-complex="10pt" style:font-name-asian="Consolas" style:font-name-complex="Consolas" fo:color="#7f0055" fo:font-weight="bold" style:font-weight-asian="bold" style:font-weight-complex="bold"/>
    </style:style>
    <style:style style:name="T4" style:family="text">
      <style:text-properties fo:font-size="10pt" style:font-size-asian="10pt" style:font-size-complex="10pt" style:font-name-asian="Consolas" style:font-name-complex="Consolas" fo:color="#0000c0"/>
    </style:style>
    <style:style style:name="T5" style:family="text">
      <style:text-properties fo:color="#7f0055" fo:font-size="10pt" fo:font-weight="bold" style:font-size-asian="10pt" style:font-size-complex="10pt" style:font-weight-asian="bold" style:font-weight-complex="bold" style:font-name-asian="Consolas" style:font-name-complex="Consolas"/>
    </style:style>
    <style:style style:name="T6" style:family="text">
      <style:text-properties fo:font-size="10pt" style:font-size-asian="10pt" style:font-size-complex="10pt" style:font-name-asian="Consolas" style:font-name-complex="Consolas" fo:color="#7f0055" style:font-name="Consolas" fo:font-weight="bold" style:font-weight-asian="bold" style:font-weight-complex="bold"/>
    </style:style>
    <style:style style:name="T7" style:family="text">
      <style:text-properties fo:font-size="10pt" style:font-size-asian="10pt" style:font-size-complex="10pt" style:font-name-asian="Consolas" style:font-name-complex="Consolas" style:font-name="Consolas" fo:color="#000000"/>
    </style:style>
    <style:style style:name="T8" style:family="text">
      <style:text-properties fo:font-size="10pt" style:font-size-asian="10pt" style:font-size-complex="10pt" style:font-name-asian="Consolas" style:font-name-complex="Consolas" style:font-name="Consolas" fo:color="#7f0055" fo:font-weight="bold" style:font-weight-asian="bold" style:font-weight-complex="bold"/>
    </style:style>
    <style:style style:name="T9" style:family="text">
      <style:text-properties fo:font-size="10pt" style:font-size-asian="10pt" style:font-size-complex="10pt" style:font-name-asian="Consolas" style:font-name-complex="Consolas" style:font-name="Consolas" fo:color="#000000" style:text-underline-style="none" style:text-underline-color="font-color"/>
    </style:style>
    <style:style style:name="T10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11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12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13" style:family="text">
      <style:text-properties style:font-name="Consolas" fo:font-size="10pt" style:font-name-asian="Consolas" style:font-name-complex="Consolas" style:font-size-asian="10pt" style:font-size-complex="10pt" fo:color="#0000c0"/>
    </style:style>
    <style:style style:name="T14" style:family="text">
      <style:text-properties fo:color="#7f0055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15" style:family="text">
      <style:text-properties fo:color="#7f0055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16" style:family="text">
      <style:text-properties fo:font-size="10pt" style:font-name-asian="Consolas" style:font-name-complex="Consolas" style:font-size-asian="10pt" style:font-size-complex="10pt" fo:color="#000000"/>
    </style:style>
    <style:style style:name="T17" style:family="text">
      <style:text-properties fo:font-size="10pt" style:font-name-asian="Consolas" style:font-name-complex="Consolas" style:font-size-asian="10pt" style:font-size-complex="10pt" fo:color="#0000c0"/>
    </style:style>
    <style:style style:name="T18" style:family="text">
      <style:text-properties fo:font-size="10pt" style:font-size-asian="10pt" style:font-size-complex="10pt" style:font-name-asian="Consolas" style:font-name-complex="Consolas" style:font-name="Consolas" fo:color="#0000c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Cliente</text:p>
          </table:table-cell>
          <table:table-cell table:style-name="ce6" office:value-type="string" calcext:value-type="string">
            <text:p>Mantenimiento</text:p>
          </table:table-cell>
          <table:table-cell table:style-name="ce8" office:value-type="string" calcext:value-type="string">
            <text:p>Producto</text:p>
          </table:table-cell>
          <table:table-cell table:style-name="ce8" office:value-type="string" calcext:value-type="string">
            <text:p>Ventas</text:p>
          </table:table-cell>
          <table:table-cell table:style-name="ce6" office:value-type="string" calcext:value-type="string">
            <text:p>Registro</text:p>
          </table:table-cell>
          <table:table-cell table:style-name="ce10" office:value-type="string" calcext:value-type="string">
            <text:p>Tarea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5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5">public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9" office:value-type="string" calcext:value-type="string">
            <text:p><text:span text:style-name="T14">public</text:span><text:span text:style-name="T12"> </text:span><text:span text:style-name="T11">int</text:span><text:span text:style-name="T12"> </text:span><text:span text:style-name="T13">id</text:span></text:p>
          </table:table-cell>
          <table:table-cell table:style-name="ce2" office:value-type="string" calcext:value-type="string">
            <text:p><text:span text:style-name="T5">private</text:span><text:span text:style-name="T2"> </text:span><text:span text:style-name="T3">int</text:span><text:span text:style-name="T2"> </text:span><text:span text:style-name="T4">id</text:span></text:p>
          </table:table-cell>
          <table:table-cell table:style-name="ce2" office:value-type="string" calcext:value-type="string">
            <text:p><text:span text:style-name="T5">private</text:span><text:span text:style-name="T2"> </text:span><text:span text:style-name="T3">int</text:span><text:span text:style-name="T2"> </text:span><text:span text:style-name="T4">i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5">public</text:span><text:span text:style-name="T2"> </text:span><text:span text:style-name="T3">int</text:span><text:span text:style-name="T2"> </text:span><text:span text:style-name="T4">id_client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codProducto</text:span></text:p>
          </table:table-cell>
          <table:table-cell table:style-name="ce2" office:value-type="string" calcext:value-type="string">
            <text:p><text:span text:style-name="T14">public</text:span><text:span text:style-name="T12"> </text:span><text:span text:style-name="T11">int</text:span><text:span text:style-name="T12"> </text:span><text:span text:style-name="T13">id_cliente</text:span></text:p>
          </table:table-cell>
          <table:table-cell table:style-name="ce2" office:value-type="string" calcext:value-type="string">
            <text:p><text:span text:style-name="T5">private</text:span><text:span text:style-name="T2"> </text:span><text:span text:style-name="T3">int</text:span><text:span text:style-name="T2"> </text:span><text:span text:style-name="T4">id_todo</text:span></text:p>
          </table:table-cell>
          <table:table-cell table:style-name="ce11" office:value-type="string" calcext:value-type="string">
            <text:p><text:span text:style-name="T15">private</text:span><text:span text:style-name="T16"> String </text:span><text:span text:style-name="T17">tare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2"> String </text:span><text:span text:style-name="T4">apellido1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descripcion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nombre</text:span></text:p>
          </table:table-cell>
          <table:table-cell table:style-name="ce2" office:value-type="string" calcext:value-type="string">
            <text:p><text:span text:style-name="T14">public</text:span><text:span text:style-name="T12"> </text:span><text:span text:style-name="T11">int</text:span><text:span text:style-name="T12"> </text:span><text:span text:style-name="T13">id_producto</text:span></text:p>
          </table:table-cell>
          <table:table-cell table:style-name="ce2" office:value-type="string" calcext:value-type="string">
            <text:p><text:span text:style-name="T5">private</text:span><text:span text:style-name="T2"> Date </text:span><text:span text:style-name="T4">f_inicio</text:span></text:p>
          </table:table-cell>
          <table:table-cell table:style-name="ce11" office:value-type="string" calcext:value-type="string">
            <text:p><text:span text:style-name="T15">private</text:span><text:span text:style-name="T16"> String </text:span><text:span text:style-name="T17">prioridad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2"> String </text:span><text:span text:style-name="T4">apellido2</text:span></text:p>
          </table:table-cell>
          <table:table-cell table:style-name="ce2" office:value-type="string" calcext:value-type="string">
            <text:p><text:span text:style-name="T5">public</text:span><text:span text:style-name="T2"> Date </text:span><text:span text:style-name="T4">falta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categoria</text:span></text:p>
          </table:table-cell>
          <table:table-cell table:style-name="ce2" office:value-type="string" calcext:value-type="string">
            <text:p><text:span text:style-name="T14">public</text:span><text:span text:style-name="T12"> </text:span><text:span text:style-name="T11">int</text:span><text:span text:style-name="T12"> </text:span><text:span text:style-name="T13">precio_venta</text:span></text:p>
          </table:table-cell>
          <table:table-cell table:style-name="ce2" office:value-type="string" calcext:value-type="string">
            <text:p><text:span text:style-name="T5">private</text:span><text:span text:style-name="T2"> Date </text:span><text:span text:style-name="T4">f_fin</text:span></text:p>
          </table:table-cell>
          <table:table-cell table:style-name="ce2" office:value-type="string" calcext:value-type="string">
            <text:p><text:span text:style-name="T6">private</text:span><text:span text:style-name="T7"> String </text:span><text:span text:style-name="T18">cliente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2"> String </text:span><text:span text:style-name="T4">municipio</text:span></text:p>
          </table:table-cell>
          <table:table-cell table:style-name="ce2" office:value-type="string" calcext:value-type="string">
            <text:p><text:span text:style-name="T5">public</text:span><text:span text:style-name="T2"> Date </text:span><text:span text:style-name="T4">falerta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subCategoria</text:span></text:p>
          </table:table-cell>
          <table:table-cell table:style-name="ce2" office:value-type="string" calcext:value-type="string">
            <text:p><text:span text:style-name="T14">public</text:span><text:span text:style-name="T12"> </text:span><text:span text:style-name="T11">int</text:span><text:span text:style-name="T12"> </text:span><text:span text:style-name="T13">precio_compra</text:span></text:p>
          </table:table-cell>
          <table:table-cell table:style-name="ce2" office:value-type="string" calcext:value-type="string">
            <text:p><text:span text:style-name="T5">private</text:span><text:span text:style-name="T2"> String </text:span><text:span text:style-name="T4">tipo_registro</text:span></text:p>
          </table:table-cell>
          <table:table-cell table:style-name="ce2" office:value-type="string" calcext:value-type="string">
            <text:p><text:span text:style-name="T5">private</text:span><text:span text:style-name="T2"> Date </text:span><text:span text:style-name="T4">fAlt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5">public</text:span><text:span text:style-name="T2"> String </text:span><text:span text:style-name="T4">direccion</text:span></text:p>
          </table:table-cell>
          <table:table-cell table:style-name="ce3" office:value-type="string" office:string-value="public int km_recorridos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km_recorridos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marca</text:span></text:p>
          </table:table-cell>
          <table:table-cell table:style-name="ce2" office:value-type="string" calcext:value-type="string">
            <text:p><text:span text:style-name="T14">public</text:span><text:span text:style-name="T12"> Date </text:span><text:span text:style-name="T13">fecha_venta</text:span></text:p>
          </table:table-cell>
          <table:table-cell table:style-name="ce2" office:value-type="string" calcext:value-type="string">
            <text:p><text:span text:style-name="T5">private</text:span><text:span text:style-name="T2"> </text:span><text:span text:style-name="T3">boolean</text:span><text:span text:style-name="T2"> </text:span><text:span text:style-name="T4">activo</text:span></text:p>
          </table:table-cell>
          <table:table-cell table:style-name="ce2" office:value-type="string" calcext:value-type="string">
            <text:p><text:span text:style-name="T5">private</text:span><text:span text:style-name="T2"> Date </text:span><text:span text:style-name="T4">fAlert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6">public</text:span><text:span text:style-name="T7"> </text:span><text:span text:style-name="T8">int</text:span><text:span text:style-name="T7"> </text:span><text:span text:style-name="T9">telefono</text:span></text:p>
          </table:table-cell>
          <table:table-cell table:style-name="ce3" office:value-type="string" office:string-value="public int km_top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km_tope</text:span></text:p>
          </table:table-cell>
          <table:table-cell table:style-name="ce2" office:value-type="string" calcext:value-type="string">
            <text:p><text:span text:style-name="T5">public</text:span><text:span text:style-name="T2"> String </text:span><text:span text:style-name="T4">modelo</text:span></text:p>
          </table:table-cell>
          <table:table-cell table:style-name="ce2"/>
          <table:table-cell table:style-name="ce2" office:value-type="string" calcext:value-type="string">
            <text:p><text:span text:style-name="T5">private</text:span><text:span text:style-name="T2"> String </text:span><text:span text:style-name="T4">descripcion</text:span></text:p>
          </table:table-cell>
          <table:table-cell table:style-name="ce11" office:value-type="string" calcext:value-type="string">
            <text:p><text:span text:style-name="T15">private</text:span><text:span text:style-name="T16"> String </text:span><text:span text:style-name="T17">Descripcion</text:span></text:p>
          </table:table-cell>
          <table:table-cell/>
        </table:table-row>
        <table:table-row table:style-name="ro1">
          <table:table-cell table:style-name="ce3" office:value-type="string" office:string-value="public int id_bik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bike</text:span></text:p>
          </table:table-cell>
          <table:table-cell table:style-name="ce3" office:value-type="string" office:string-value="public int id_bik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bike</text:span></text:p>
          </table:table-cell>
          <table:table-cell table:style-name="ce2" office:value-type="string" calcext:value-type="string">
            <text:p><text:span text:style-name="T5">public</text:span><text:span text:style-name="T2"> </text:span><text:span text:style-name="T3">double</text:span><text:span text:style-name="T2"> </text:span><text:span text:style-name="T4">precio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5">private</text:span><text:span text:style-name="T2"> String </text:span><text:span text:style-name="T4">status</text:span></text:p>
          </table:table-cell>
          <table:table-cell/>
        </table:table-row>
        <table:table-row table:style-name="ro1">
          <table:table-cell table:style-name="ce3" office:value-type="string" office:string-value="public int id_venta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venta</text:span></text:p>
          </table:table-cell>
          <table:table-cell table:style-name="ce3" office:value-type="string" office:string-value="public int id_component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componente</text:span></text:p>
          </table:table-cell>
          <table:table-cell table:style-name="ce2" office:value-type="string" calcext:value-type="string">
            <text:p><text:span text:style-name="T5">public</text:span><text:span text:style-name="T2"> </text:span><text:span text:style-name="T3">double</text:span><text:span text:style-name="T2"> </text:span><text:span text:style-name="T4">pvp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5">private</text:span><text:span text:style-name="T2"> String </text:span><text:span text:style-name="T4">solucion</text:span>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office:string-value="public int descuento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descuento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office:string-value="public boolean publicado" calcext:value-type="string">
            <text:p><text:span text:style-name="T10"/><text:span text:style-name="T11">public</text:span><text:span text:style-name="T12"> </text:span><text:span text:style-name="T11">boolean</text:span><text:span text:style-name="T12"> </text:span><text:span text:style-name="T13">publicado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office:string-value="public int stock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stock</text:span>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5" office:value-type="string" calcext:value-type="string">
            <text:p>Bike</text:p>
          </table:table-cell>
          <table:table-cell table:style-name="ce5" office:value-type="string" calcext:value-type="string">
            <text:p>Parte_Bike</text:p>
          </table:table-cell>
          <table:table-cell table:style-name="ce5" office:value-type="string" calcext:value-type="string">
            <text:p>Componente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int id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</text:span></text:p>
          </table:table-cell>
          <table:table-cell table:style-name="ce7" office:value-type="string" office:string-value="public int id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</text:span></text:p>
          </table:table-cell>
          <table:table-cell table:style-name="ce3" office:value-type="string" office:string-value="public int id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int id_marca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arca</text:span></text:p>
          </table:table-cell>
          <table:table-cell table:style-name="ce7" office:value-type="string" office:string-value="public int id_bik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bike</text:span></text:p>
          </table:table-cell>
          <table:table-cell table:style-name="ce3" office:value-type="string" office:string-value="public int id_marca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arca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int id_modelo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odelo</text:span></text:p>
          </table:table-cell>
          <table:table-cell table:style-name="ce7" office:value-type="string" office:string-value="public int id_component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componente</text:span></text:p>
          </table:table-cell>
          <table:table-cell table:style-name="ce3" office:value-type="string" office:string-value="public int id_modelo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odelo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int id_partebik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partebike</text:span></text:p>
          </table:table-cell>
          <table:table-cell table:style-name="ce7" office:value-type="string" office:string-value="public int id_mantenimiento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antenimiento</text:span></text:p>
          </table:table-cell>
          <table:table-cell table:style-name="ce3" office:value-type="string" office:string-value="public int id_bik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bike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int id_client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cliente</text:span></text:p>
          </table:table-cell>
          <table:table-cell table:style-name="ce7" office:value-type="string" office:string-value="public String observacines" calcext:value-type="string">
            <text:p><text:span text:style-name="T10"/><text:span text:style-name="T11">public</text:span><text:span text:style-name="T12"> String </text:span><text:span text:style-name="T13">observacines</text:span></text:p>
          </table:table-cell>
          <table:table-cell table:style-name="ce3" office:value-type="string" office:string-value="public int id_cliente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cliente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int id_mantinimiento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antinimiento</text:span></text:p>
          </table:table-cell>
          <table:table-cell table:style-name="ce7" office:value-type="string" office:string-value="public boolean activo" calcext:value-type="string">
            <text:p><text:span text:style-name="T10"/><text:span text:style-name="T11">public</text:span><text:span text:style-name="T12"> </text:span><text:span text:style-name="T11">boolean</text:span><text:span text:style-name="T12"> </text:span><text:span text:style-name="T13">activo</text:span></text:p>
          </table:table-cell>
          <table:table-cell table:style-name="ce3" office:value-type="string" office:string-value="public int id_mantenimiento" calcext:value-type="string">
            <text:p><text:span text:style-name="T10"/><text:span text:style-name="T11">public</text:span><text:span text:style-name="T12"> </text:span><text:span text:style-name="T11">int</text:span><text:span text:style-name="T12"> </text:span><text:span text:style-name="T13">id_mantenimiento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String observaciones" calcext:value-type="string">
            <text:p><text:span text:style-name="T10"/><text:span text:style-name="T11">public</text:span><text:span text:style-name="T12"> String </text:span><text:span text:style-name="T13">observaciones</text:span></text:p>
          </table:table-cell>
          <table:table-cell/>
          <table:table-cell table:style-name="ce3" office:value-type="string" office:string-value="public String observaciones" calcext:value-type="string">
            <text:p><text:span text:style-name="T10"/><text:span text:style-name="T11">public</text:span><text:span text:style-name="T12"> String </text:span><text:span text:style-name="T13">observaciones</text:span></text:p>
          </table:table-cell>
          <table:table-cell table:number-columns-repeated="4"/>
        </table:table-row>
        <table:table-row table:style-name="ro1">
          <table:table-cell table:style-name="ce3" office:value-type="string" office:string-value="public boolean activo" calcext:value-type="string">
            <text:p><text:span text:style-name="T10"/><text:span text:style-name="T11">public</text:span><text:span text:style-name="T12"> </text:span><text:span text:style-name="T11">boolean</text:span><text:span text:style-name="T12"> </text:span><text:span text:style-name="T13">activo</text:span></text:p>
          </table:table-cell>
          <table:table-cell/>
          <table:table-cell table:style-name="ce3" office:value-type="string" office:string-value="public boolean activo" calcext:value-type="string">
            <text:p><text:span text:style-name="T10"/><text:span text:style-name="T11">public</text:span><text:span text:style-name="T12"> </text:span><text:span text:style-name="T11">boolean</text:span><text:span text:style-name="T12"> </text:span><text:span text:style-name="T13">activo</text:span></text:p>
          </table:table-cell>
          <table:table-cell table:number-columns-repeated="4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5:43:46.601000000</meta:creation-date>
    <dc:date>2020-11-26T16:52:14.168000000</dc:date>
    <meta:editing-duration>PT1H8M22S</meta:editing-duration>
    <meta:editing-cycles>14</meta:editing-cycles>
    <meta:generator>LibreOffice/7.0.1.2$Windows_X86_64 LibreOffice_project/7cbcfc562f6eb6708b5ff7d7397325de9e764452</meta:generator>
    <meta:document-statistic meta:table-count="1" meta:cell-count="83" meta:object-count="0"/>
  </office:meta>
</office:document-meta>
</file>